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es" number:country="CL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00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 table:number-rows-repeated="5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office:value-type="float" office:value="454" calcext:value-type="float">
            <text:p>454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holas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float" office:value="67889" calcext:value-type="float">
            <text:p>67.889,00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office:value-type="float" office:value="764" calcext:value-type="float">
            <text:p>764,0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2" number:min-decimal-places="2" number:min-integer-digits="0" number:grouping="true"/>
    </number:number-style>
    <number:number-style style:name="N105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1:06:48.823598441</meta:creation-date>
    <dc:date>2021-03-05T12:36:49.209709421</dc:date>
    <meta:editing-duration>PT1H9M16S</meta:editing-duration>
    <meta:editing-cycles>1</meta:editing-cycles>
    <meta:document-statistic meta:table-count="1" meta:cell-count="4" meta:object-count="0"/>
    <meta:generator>LibreOffice/7.1.0.3$Linux_X86_64 LibreOffice_project/f6099ecf3d29644b5008cc8f48f42f4a40986e4c</meta:generator>
  </office:meta>
</office:document-meta>
</file>